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03e" officeooo:paragraph-rsid="0001203e"/>
    </style:style>
    <style:style style:name="P2" style:family="paragraph" style:parent-style-name="Standard">
      <style:text-properties officeooo:rsid="0001203e" officeooo:paragraph-rsid="0001203e"/>
    </style:style>
    <style:style style:name="P3" style:family="paragraph" style:parent-style-name="Standard">
      <style:text-properties officeooo:rsid="0004d9c2" officeooo:paragraph-rsid="0004d9c2"/>
    </style:style>
    <style:style style:name="P4" style:family="paragraph" style:parent-style-name="Standard">
      <style:text-properties officeooo:paragraph-rsid="0001203e"/>
    </style:style>
    <style:style style:name="P5" style:family="paragraph" style:parent-style-name="Standard">
      <style:text-properties officeooo:paragraph-rsid="000915b1"/>
    </style:style>
    <style:style style:name="P6" style:family="paragraph" style:parent-style-name="Standard">
      <style:text-properties officeooo:paragraph-rsid="000ad61b"/>
    </style:style>
    <style:style style:name="P7" style:family="paragraph" style:parent-style-name="Standard">
      <style:text-properties officeooo:rsid="000e2cc1" officeooo:paragraph-rsid="000e2cc1"/>
    </style:style>
    <style:style style:name="P8" style:family="paragraph" style:parent-style-name="Standard">
      <style:text-properties officeooo:paragraph-rsid="000e2cc1"/>
    </style:style>
    <style:style style:name="P9" style:family="paragraph" style:parent-style-name="Standard">
      <style:text-properties officeooo:paragraph-rsid="0010bd5b"/>
    </style:style>
    <style:style style:name="P10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officeooo:rsid="0004d9c2"/>
    </style:style>
    <style:style style:name="T2" style:family="text">
      <style:text-properties officeooo:rsid="00053037"/>
    </style:style>
    <style:style style:name="T3" style:family="text">
      <style:text-properties officeooo:rsid="0005b60f"/>
    </style:style>
    <style:style style:name="T4" style:family="text">
      <style:text-properties officeooo:rsid="000ad61b"/>
    </style:style>
    <style:style style:name="T5" style:family="text">
      <style:text-properties officeooo:rsid="000caa19"/>
    </style:style>
    <style:style style:name="T6" style:family="text">
      <style:text-properties officeooo:rsid="000cf8fa"/>
    </style:style>
    <style:style style:name="T7" style:family="text">
      <style:text-properties officeooo:rsid="000e2cc1"/>
    </style:style>
    <style:style style:name="T8" style:family="text">
      <style:text-properties officeooo:rsid="000f86e1"/>
    </style:style>
    <style:style style:name="T9" style:family="text">
      <style:text-properties officeooo:rsid="0010b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a20f33</text:p>
      <text:p text:style-name="P1">→<text:span text:style-name="T1"> bug du recommencer en début de partie qui apparaît de manière aléatoire</text:span></text:p>
      <text:p text:style-name="P3">→ possibilité de passer en paysage</text:p>
      <text:p text:style-name="P3">→ bug des collisions</text:p>
      <text:p text:style-name="P1">a59415e</text:p>
      <text:p text:style-name="P1">→<text:span text:style-name="T2"> légère amélioration des collisions mais problème d’orientation des fusées</text:span></text:p>
      <text:p text:style-name="P1">→<text:span text:style-name="T2"> le bug du recommencer corrigé au commit précèdent est réapparu</text:span></text:p>
      <text:p text:style-name="P4">da2ab3a</text:p>
      <text:p text:style-name="P4">→<text:span text:style-name="T2"> amélioration des collisions mais il faut gérer les coins des fusées</text:span></text:p>
      <text:p text:style-name="P4">87aa2ff</text:p>
      <text:p text:style-name="P5">→<text:span text:style-name="T3"> résolution de tous les problèmes de collision par l’ajout de bounding boxes</text:span></text:p>
      <text:p text:style-name="P6">ef8b72b</text:p>
      <text:p text:style-name="P5">→<text:span text:style-name="T4"> Correction du bug du recommencer et impossibilité de passer en mode paysage</text:span></text:p>
      <text:p text:style-name="P5">→<text:span text:style-name="T5"> Ajout du menu et de l’activité high scores</text:span></text:p>
      <text:p text:style-name="P5">→<text:span text:style-name="T5"> </text:span>ajout de la possibilité d'enregistrer son score dans la base de donné<text:span text:style-name="T5">es à la fin de la partie</text:span>&lt;a c5d2926</text:p>
      <text:p text:style-name="P5">→<text:span text:style-name="T6"> Amélioration légère de la physique de la balle (ajout d’une composante pour l’inertie)</text:span></text:p>
      <text:p text:style-name="P8"><text:span text:style-name="T7">54dc1ca</text:span></text:p>
      <text:p text:style-name="P8">→<text:span text:style-name="T7"> </text:span>Amélioration légère de la physique de la balle par l'ajout d'un coeff<text:span text:style-name="T7">icient de dispersion de l’inertie</text:span></text:p>
      <text:p text:style-name="P7">→ Réapparition du bug du recommencer</text:p>
      <text:p text:style-name="P8">7b853c1</text:p>
      <text:p text:style-name="P8">→<text:span text:style-name="T7"> </text:span>ajout de la gestion de la base de donnée sqlite <text:span text:style-name="T7">pour sauvegarder les dix meilleurs scores du joueur en local</text:span></text:p>
      <text:p text:style-name="P8">cf45ab8</text:p>
      <text:p text:style-name="P8">→<text:span text:style-name="T7"> </text:span>Ajout de bordures sur les côtés de l'écran (gestion de la collision e<text:span text:style-name="T8">ffectuée</text:span></text:p>
      <text:p text:style-name="P8">7ec91b5</text:p>
      <text:p text:style-name="P9">→<text:span text:style-name="T9"> </text:span>ajout de la difficulte comme dans le tableau</text:p>
      <text:p text:style-name="P9">4dc2941</text:p>
      <text:p text:style-name="P9">→<text:span text:style-name="T9"> </text:span>ajout de la musique et d'un bruitage quand il y a une collision, correction de certains bug et ameliorations globale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2:11:25.321777091</meta:creation-date>
    <dc:date>2018-04-20T16:41:17.896446977</dc:date>
    <meta:editing-duration>PT1H47M59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27" meta:word-count="223" meta:character-count="1290" meta:non-whitespace-character-count="1094"/>
  </office:meta>
</office:document-meta>
</file>